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Menlo" svg:font-family="Menlo, Monaco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bfac" officeooo:paragraph-rsid="000bbfac"/>
    </style:style>
    <style:style style:name="P2" style:family="paragraph" style:parent-style-name="Preformatted_20_Text">
      <style:paragraph-properties fo:margin-top="1.482cm" fo:margin-bottom="0cm" loext:contextual-spacing="false" fo:line-height="118%" fo:orphans="2" fo:widows="2" fo:padding="0cm" fo:border="none"/>
    </style:style>
    <style:style style:name="P3" style:family="paragraph" style:parent-style-name="Preformatted_20_Text">
      <style:paragraph-properties fo:margin-top="1.482cm" fo:margin-bottom="0cm" loext:contextual-spacing="false" fo:line-height="118%" fo:orphans="2" fo:widows="2" fo:padding="0cm" fo:border="none"/>
      <style:text-properties officeooo:paragraph-rsid="000bbfac"/>
    </style:style>
    <style:style style:name="P4" style:family="paragraph" style:parent-style-name="Standard">
      <style:text-properties officeooo:rsid="000bbfac" officeooo:paragraph-rsid="000bbfac"/>
    </style:style>
    <style:style style:name="P5" style:family="paragraph" style:parent-style-name="Standard">
      <style:text-properties officeooo:paragraph-rsid="000bbfac"/>
    </style:style>
    <style:style style:name="P6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7" style:family="paragraph" style:parent-style-name="Standard">
      <style:text-properties officeooo:rsid="000bbfac" officeooo:paragraph-rsid="000bbfac"/>
    </style:style>
    <style:style style:name="P8" style:family="paragraph" style:parent-style-name="Preformatted_20_Text">
      <style:paragraph-properties fo:margin-top="1.482cm" fo:margin-bottom="0cm" loext:contextual-spacing="false" fo:line-height="118%" fo:orphans="2" fo:widows="2" fo:padding="0cm" fo:border="none"/>
      <style:text-properties fo:font-variant="normal" fo:text-transform="none" style:font-name="Menlo" fo:font-size="12pt" fo:letter-spacing="normal" fo:font-style="normal" fo:font-weight="normal" officeooo:paragraph-rsid="000bbfac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bfac" officeooo:paragraph-rsid="000bbfac" style:text-blinking="false" fo:background-color="transparent"/>
    </style:style>
    <style:style style:name="T1" style:family="text">
      <style:text-properties officeooo:rsid="000bbfac"/>
    </style:style>
    <style:style style:name="T2" style:family="text">
      <style:text-properties fo:font-variant="normal" fo:text-transform="none" style:font-name="Menlo" fo:font-size="12pt" fo:letter-spacing="normal" fo:font-style="normal" fo:font-weight="normal"/>
    </style:style>
    <style:style style:name="T3" style:family="text">
      <style:text-properties fo:font-variant="normal" fo:text-transform="none" style:font-name="Menlo" fo:font-size="12pt" fo:letter-spacing="normal" fo:font-style="italic" fo:font-weight="normal"/>
    </style:style>
    <style:style style:name="T4" style:family="text">
      <style:text-properties officeooo:rsid="000d733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Q) <text:s/></text:span>Setup the gcloud sdk and provide the commands to check which of the gcloud components are installed. Install the components [gsutil, kubectl, bq, gcloud Alpha commands, gcloud beta commands] if not already installed.</text:p>
      <text:p text:style-name="P4"/>
      <text:p text:style-name="P4"/>
      <text:p text:style-name="P4">STEPS TO INSTALL GOOGLE SDK :</text:p>
      <text:p text:style-name="P4"/>
      <text:p text:style-name="P5"><text:span text:style-name="T1">1. </text:span><text:bookmark text:name="8c03"/><text:span text:style-name="T2"># Create an environment variable for the correct distribution</text:span></text:p>
      <text:p text:style-name="P5"><text:bookmark text:name="6663"/><text:span text:style-name="Emphasis"><text:span text:style-name="T3">export CLOUD_SDK_REPO="cloud-sdk-$(lsb_release -c -s)"</text:span></text:span></text:p>
      <text:p text:style-name="P8"># Add the Cloud SDK distribution URI as a package source</text:p>
      <text:p text:style-name="P3"><text:bookmark text:name="dec6"/><text:span text:style-name="Emphasis"><text:span text:style-name="T3">echo "deb http://packages.cloud.google.com/apt $CLOUD_SDK_REPO main" | sudo tee -a /etc/apt/sources.list.d/google-cloud-sdk.list</text:span></text:span></text:p>
      <text:p text:style-name="P2"><text:span text:style-name="T2"># Import the Google Cloud Platform public key</text:span><text:bookmark text:name="3bf7"/><text:span text:style-name="Emphasis"><text:span text:style-name="T3">curl https://packages.cloud.google.com/apt/doc/apt-key.gpg | sudo apt-key add -</text:span></text:span></text:p>
      <text:p text:style-name="P2"><text:span text:style-name="T2"># Update the package list and install the Cloud SDK</text:span><text:bookmark text:name="6a73"/><text:span text:style-name="Emphasis"><text:span text:style-name="T3">sudo apt-get update &amp;&amp; sudo apt-get install google-cloud-sdk</text:span></text:span></text:p>
      <text:p text:style-name="P4"/>
      <text:p text:style-name="P4">2. CHECK WHETHER THE GCLOUD CONSOLE IS STARTING USING THE FOLLOWING COMMAND</text:p>
      <text:p text:style-name="P4"/>
      <text:p text:style-name="P1"><text:bookmark text:name="42c0"/><text:span text:style-name="Emphasis"><text:span text:style-name="T3">gcloud init --console-only</text:span></text:span></text:p>
      <text:p text:style-name="P6"/>
      <text:p text:style-name="P4">SELECT YOUR GCLOUD PROJECT AND SET <text:s/>THE DEFAULT REGION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Menlo" svg:font-family="Menlo, Monaco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8:26:48.412446503</meta:creation-date>
    <dc:date>2019-07-19T09:54:35.671969629</dc:date>
    <meta:editing-duration>PT2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1" meta:character-count="941" meta:non-whitespace-character-count="820"/>
  </office:meta>
</office:document-meta>
</file>